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RT-<text:span text:style-name="T1">tour_1-</text:span>map_1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A_star-<text:span text:style-name="T1">tour_1-</text:span>map_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 of nodes expanded</text:p>
          </table:table-cell>
          <table:table-cell office:value-type="string" calcext:value-type="string">
            <text:p>execution/run time (s)</text:p>
          </table:table-cell>
          <table:table-cell office:value-type="string" calcext:value-type="string">
            <text:p><text:s/>path length (m)</text:p>
          </table:table-cell>
          <table:table-cell/>
          <table:table-cell office:value-type="string" calcext:value-type="string">
            <text:p>No of nodes expanded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path length</text:p>
          </table:table-cell>
        </table:table-row>
        <table:table-row table:style-name="ro1">
          <table:table-cell office:value-type="float" office:value="651255" calcext:value-type="float">
            <text:p>651255</text:p>
          </table:table-cell>
          <table:table-cell office:value-type="float" office:value="37.348" calcext:value-type="float">
            <text:p>37.348</text:p>
          </table:table-cell>
          <table:table-cell office:value-type="float" office:value="19.47574" calcext:value-type="float">
            <text:p>19.47574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  <table:table-cell office:value-type="float" office:value="16.50259" calcext:value-type="float">
            <text:p>16.50259</text:p>
          </table:table-cell>
        </table:table-row>
        <table:table-row table:style-name="ro1">
          <table:table-cell office:value-type="float" office:value="547991" calcext:value-type="float">
            <text:p>547991</text:p>
          </table:table-cell>
          <table:table-cell office:value-type="float" office:value="28.786" calcext:value-type="float">
            <text:p>28.786</text:p>
          </table:table-cell>
          <table:table-cell office:value-type="float" office:value="18.113162" calcext:value-type="float">
            <text:p>18.113162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.06631" calcext:value-type="float">
            <text:p>17.06631</text:p>
          </table:table-cell>
        </table:table-row>
        <table:table-row table:style-name="ro1">
          <table:table-cell office:value-type="float" office:value="764055" calcext:value-type="float">
            <text:p>764055</text:p>
          </table:table-cell>
          <table:table-cell office:value-type="float" office:value="39.157" calcext:value-type="float">
            <text:p>39.157</text:p>
          </table:table-cell>
          <table:table-cell office:value-type="float" office:value="21.093077" calcext:value-type="float">
            <text:p>21.093077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1.667" calcext:value-type="float">
            <text:p>71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16.529926" calcext:value-type="float">
            <text:p>16.529926</text:p>
          </table:table-cell>
        </table:table-row>
        <table:table-row table:style-name="ro1">
          <table:table-cell office:value-type="float" office:value="754660" calcext:value-type="float">
            <text:p>754660</text:p>
          </table:table-cell>
          <table:table-cell office:value-type="float" office:value="37.993" calcext:value-type="float">
            <text:p>37.993</text:p>
          </table:table-cell>
          <table:table-cell office:value-type="float" office:value="21.552827" calcext:value-type="float">
            <text:p>21.552827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float" office:value="0.005" calcext:value-type="float">
            <text:p>0.005</text:p>
          </table:table-cell>
          <table:table-cell office:value-type="float" office:value="16.112821" calcext:value-type="float">
            <text:p>16.112821</text:p>
          </table:table-cell>
        </table:table-row>
        <table:table-row table:style-name="ro1">
          <table:table-cell office:value-type="float" office:value="541859" calcext:value-type="float">
            <text:p>541859</text:p>
          </table:table-cell>
          <table:table-cell office:value-type="float" office:value="27.18" calcext:value-type="float">
            <text:p>27.18</text:p>
          </table:table-cell>
          <table:table-cell office:value-type="float" office:value="16.9925" calcext:value-type="float">
            <text:p>16.9925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3.334" calcext:value-type="float">
            <text:p>73.334</text:p>
          </table:table-cell>
          <table:table-cell office:value-type="float" office:value="0.006" calcext:value-type="float">
            <text:p>0.006</text:p>
          </table:table-cell>
          <table:table-cell office:value-type="float" office:value="16.546885" calcext:value-type="float">
            <text:p>16.546885</text:p>
          </table:table-cell>
        </table:table-row>
        <table:table-row table:style-name="ro1">
          <table:table-cell office:value-type="float" office:value="722325" calcext:value-type="float">
            <text:p>722325</text:p>
          </table:table-cell>
          <table:table-cell office:value-type="float" office:value="37.565" calcext:value-type="float">
            <text:p>37.565</text:p>
          </table:table-cell>
          <table:table-cell office:value-type="float" office:value="18.818289" calcext:value-type="float">
            <text:p>18.818289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8.334" calcext:value-type="float">
            <text:p>78.334</text:p>
          </table:table-cell>
          <table:table-cell office:value-type="string" calcext:value-type="string">
            <text:p>0..001</text:p>
          </table:table-cell>
          <table:table-cell office:value-type="float" office:value="16.449868" calcext:value-type="float">
            <text:p>16.449868</text:p>
          </table:table-cell>
        </table:table-row>
        <table:table-row table:style-name="ro1">
          <table:table-cell office:value-type="float" office:value="651595" calcext:value-type="float">
            <text:p>651595</text:p>
          </table:table-cell>
          <table:table-cell office:value-type="float" office:value="33.696" calcext:value-type="float">
            <text:p>33.696</text:p>
          </table:table-cell>
          <table:table-cell office:value-type="float" office:value="21.454709" calcext:value-type="float">
            <text:p>21.454709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.001</text:p>
          </table:table-cell>
          <table:table-cell office:value-type="float" office:value="16.098612" calcext:value-type="float">
            <text:p>16.098612</text:p>
          </table:table-cell>
        </table:table-row>
        <table:table-row table:style-name="ro1">
          <table:table-cell office:value-type="float" office:value="728552" calcext:value-type="float">
            <text:p>728552</text:p>
          </table:table-cell>
          <table:table-cell office:value-type="float" office:value="39.166" calcext:value-type="float">
            <text:p>39.166</text:p>
          </table:table-cell>
          <table:table-cell office:value-type="float" office:value="21.55976" calcext:value-type="float">
            <text:p>21.55976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float" office:value="0.005" calcext:value-type="float">
            <text:p>0.005</text:p>
          </table:table-cell>
          <table:table-cell office:value-type="float" office:value="16.147606" calcext:value-type="float">
            <text:p>16.147606</text:p>
          </table:table-cell>
        </table:table-row>
        <table:table-row table:style-name="ro1">
          <table:table-cell office:value-type="float" office:value="750177" calcext:value-type="float">
            <text:p>750177</text:p>
          </table:table-cell>
          <table:table-cell office:value-type="float" office:value="38.787" calcext:value-type="float">
            <text:p>38.787</text:p>
          </table:table-cell>
          <table:table-cell office:value-type="float" office:value="20.138423" calcext:value-type="float">
            <text:p>20.138423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68.335" calcext:value-type="float">
            <text:p>68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.5965" calcext:value-type="float">
            <text:p>15.5965</text:p>
          </table:table-cell>
        </table:table-row>
        <table:table-row table:style-name="ro1">
          <table:table-cell office:value-type="float" office:value="748228" calcext:value-type="float">
            <text:p>748228</text:p>
          </table:table-cell>
          <table:table-cell office:value-type="float" office:value="40.576" calcext:value-type="float">
            <text:p>40.576</text:p>
          </table:table-cell>
          <table:table-cell office:value-type="float" office:value="21.91379" calcext:value-type="float">
            <text:p>21.91379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  <table:table-cell office:value-type="float" office:value="16.71219" calcext:value-type="float">
            <text:p>16.71219</text:p>
          </table:table-cell>
        </table:table-row>
        <table:table-row table:style-name="ro1">
          <table:table-cell office:value-type="float" office:value="565208" calcext:value-type="float">
            <text:p>565208</text:p>
          </table:table-cell>
          <table:table-cell office:value-type="float" office:value="29.459" calcext:value-type="float">
            <text:p>29.459</text:p>
          </table:table-cell>
          <table:table-cell office:value-type="float" office:value="19.287836" calcext:value-type="float">
            <text:p>19.287836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5" calcext:value-type="float">
            <text:p>75</text:p>
          </table:table-cell>
          <table:table-cell office:value-type="float" office:value="0.007" calcext:value-type="float">
            <text:p>0.007</text:p>
          </table:table-cell>
          <table:table-cell office:value-type="float" office:value="16.691915" calcext:value-type="float">
            <text:p>16.691915</text:p>
          </table:table-cell>
        </table:table-row>
        <table:table-row table:style-name="ro1">
          <table:table-cell office:value-type="float" office:value="754218" calcext:value-type="float">
            <text:p>754218</text:p>
          </table:table-cell>
          <table:table-cell office:value-type="float" office:value="35.892" calcext:value-type="float">
            <text:p>35.892</text:p>
          </table:table-cell>
          <table:table-cell office:value-type="float" office:value="22.771824" calcext:value-type="float">
            <text:p>22.771824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63.334" calcext:value-type="float">
            <text:p>63.334</text:p>
          </table:table-cell>
          <table:table-cell office:value-type="float" office:value="0.007" calcext:value-type="float">
            <text:p>0.007</text:p>
          </table:table-cell>
          <table:table-cell office:value-type="float" office:value="15.567114" calcext:value-type="float">
            <text:p>15.567114</text:p>
          </table:table-cell>
        </table:table-row>
        <table:table-row table:style-name="ro1">
          <table:table-cell office:value-type="float" office:value="718605" calcext:value-type="float">
            <text:p>718605</text:p>
          </table:table-cell>
          <table:table-cell office:value-type="float" office:value="37.375" calcext:value-type="float">
            <text:p>37.375</text:p>
          </table:table-cell>
          <table:table-cell office:value-type="float" office:value="20.370856" calcext:value-type="float">
            <text:p>20.370856</text:p>
          </table:table-cell>
          <table:table-cell table:number-columns-repeated="2"/>
          <table:table-cell office:value-type="float" office:value="71.667" calcext:value-type="float">
            <text:p>71.667</text:p>
          </table:table-cell>
          <table:table-cell office:value-type="float" office:value="0.005" calcext:value-type="float">
            <text:p>0.005</text:p>
          </table:table-cell>
          <table:table-cell office:value-type="float" office:value="15.986181" calcext:value-type="float">
            <text:p>15.986181</text:p>
          </table:table-cell>
        </table:table-row>
        <table:table-row table:style-name="ro1">
          <table:table-cell office:value-type="float" office:value="722446" calcext:value-type="float">
            <text:p>722446</text:p>
          </table:table-cell>
          <table:table-cell office:value-type="float" office:value="40.714" calcext:value-type="float">
            <text:p>40.714</text:p>
          </table:table-cell>
          <table:table-cell office:value-type="float" office:value="22.366829" calcext:value-type="float">
            <text:p>22.366829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68.334" calcext:value-type="float">
            <text:p>68.334</text:p>
          </table:table-cell>
          <table:table-cell office:value-type="float" office:value="0.005" calcext:value-type="float">
            <text:p>0.005</text:p>
          </table:table-cell>
          <table:table-cell office:value-type="float" office:value="16.132745" calcext:value-type="float">
            <text:p>16.132745</text:p>
          </table:table-cell>
        </table:table-row>
        <table:table-row table:style-name="ro1">
          <table:table-cell office:value-type="float" office:value="358278" calcext:value-type="float">
            <text:p>358278</text:p>
          </table:table-cell>
          <table:table-cell office:value-type="float" office:value="21.739" calcext:value-type="float">
            <text:p>21.739</text:p>
          </table:table-cell>
          <table:table-cell office:value-type="float" office:value="14.892276" calcext:value-type="float">
            <text:p>14.892276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6.667" calcext:value-type="float">
            <text:p>76.667</text:p>
          </table:table-cell>
          <table:table-cell office:value-type="float" office:value="0.006" calcext:value-type="float">
            <text:p>0.006</text:p>
          </table:table-cell>
          <table:table-cell office:value-type="float" office:value="17.566275" calcext:value-type="float">
            <text:p>17.566275</text:p>
          </table:table-cell>
        </table:table-row>
        <table:table-row table:style-name="ro1">
          <table:table-cell office:value-type="float" office:value="511703" calcext:value-type="float">
            <text:p>511703</text:p>
          </table:table-cell>
          <table:table-cell office:value-type="float" office:value="25.636" calcext:value-type="float">
            <text:p>25.636</text:p>
          </table:table-cell>
          <table:table-cell office:value-type="float" office:value="18.023855" calcext:value-type="float">
            <text:p>18.023855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81.667" calcext:value-type="float">
            <text:p>81.667</text:p>
          </table:table-cell>
          <table:table-cell office:value-type="float" office:value="0" calcext:value-type="float">
            <text:p>0</text:p>
          </table:table-cell>
          <table:table-cell office:value-type="float" office:value="17.027624" calcext:value-type="float">
            <text:p>17.027624</text:p>
          </table:table-cell>
        </table:table-row>
        <table:table-row table:style-name="ro1">
          <table:table-cell office:value-type="float" office:value="587616" calcext:value-type="float">
            <text:p>587616</text:p>
          </table:table-cell>
          <table:table-cell office:value-type="float" office:value="29.33" calcext:value-type="float">
            <text:p>29.33</text:p>
          </table:table-cell>
          <table:table-cell office:value-type="float" office:value="19.263733" calcext:value-type="float">
            <text:p>19.263733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1.667" calcext:value-type="float">
            <text:p>71.667</text:p>
          </table:table-cell>
          <table:table-cell office:value-type="float" office:value="0.005" calcext:value-type="float">
            <text:p>0.005</text:p>
          </table:table-cell>
          <table:table-cell office:value-type="float" office:value="16.62638" calcext:value-type="float">
            <text:p>16.62638</text:p>
          </table:table-cell>
        </table:table-row>
        <table:table-row table:style-name="ro1">
          <table:table-cell office:value-type="float" office:value="655320" calcext:value-type="float">
            <text:p>655320</text:p>
          </table:table-cell>
          <table:table-cell office:value-type="float" office:value="34.109" calcext:value-type="float">
            <text:p>34.109</text:p>
          </table:table-cell>
          <table:table-cell office:value-type="float" office:value="21.083602" calcext:value-type="float">
            <text:p>21.083602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5.001" calcext:value-type="float">
            <text:p>75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16.38633" calcext:value-type="float">
            <text:p>16.38633</text:p>
          </table:table-cell>
        </table:table-row>
        <table:table-row table:style-name="ro1">
          <table:table-cell office:value-type="float" office:value="545715" calcext:value-type="float">
            <text:p>545715</text:p>
          </table:table-cell>
          <table:table-cell office:value-type="float" office:value="28.694" calcext:value-type="float">
            <text:p>28.694</text:p>
          </table:table-cell>
          <table:table-cell office:value-type="float" office:value="18.882963" calcext:value-type="float">
            <text:p>18.882963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3.334" calcext:value-type="float">
            <text:p>73.334</text:p>
          </table:table-cell>
          <table:table-cell office:value-type="float" office:value="0.005" calcext:value-type="float">
            <text:p>0.005</text:p>
          </table:table-cell>
          <table:table-cell office:value-type="float" office:value="16.300404" calcext:value-type="float">
            <text:p>16.300404</text:p>
          </table:table-cell>
        </table:table-row>
        <table:table-row table:style-name="ro1">
          <table:table-cell office:value-type="float" office:value="553962" calcext:value-type="float">
            <text:p>553962</text:p>
          </table:table-cell>
          <table:table-cell office:value-type="float" office:value="32.184" calcext:value-type="float">
            <text:p>32.184</text:p>
          </table:table-cell>
          <table:table-cell office:value-type="float" office:value="18.584127" calcext:value-type="float">
            <text:p>18.584127</text:p>
          </table:table-cell>
          <table:table-cell/>
          <table:table-cell office:value-type="float" office:value="28107" calcext:value-type="float">
            <text:p>28107</text:p>
          </table:table-cell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  <table:table-cell office:value-type="float" office:value="17.228304" calcext:value-type="float">
            <text:p>17.228304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average</text:p>
          </table:table-cell>
          <table:covered-table-cell table:number-columns-repeated="3"/>
        </table:table-row>
        <table:table-row table:style-name="ro1">
          <table:table-cell table:formula="of:=AVERAGE([.A3:.A22])" office:value-type="float" office:value="641688.4" calcext:value-type="float">
            <text:p>641688.4</text:p>
          </table:table-cell>
          <table:table-cell table:formula="of:=AVERAGE([.B3:.B22])" office:value-type="float" office:value="33.7693" calcext:value-type="float">
            <text:p>33.7693</text:p>
          </table:table-cell>
          <table:table-cell table:formula="of:=AVERAGE([.C3:.C22])" office:value-type="float" office:value="19.8320089" calcext:value-type="float">
            <text:p>19.8320089</text:p>
          </table:table-cell>
          <table:table-cell/>
          <table:table-cell table:formula="of:=AVERAGE([.E3:.E22])" office:value-type="float" office:value="28107" calcext:value-type="float">
            <text:p>28107</text:p>
          </table:table-cell>
          <table:table-cell table:formula="of:=AVERAGE([.F3:.F22])" office:value-type="float" office:value="72.91705" calcext:value-type="float">
            <text:p>72.91705</text:p>
          </table:table-cell>
          <table:table-cell table:formula="of:=AVERAGE([.G3:.G22])" office:value-type="float" office:value="0.00466666666666667" calcext:value-type="float">
            <text:p>0.0046666667</text:p>
          </table:table-cell>
          <table:table-cell table:formula="of:=AVERAGE([.H3:.H22])" office:value-type="float" office:value="16.463829" calcext:value-type="float">
            <text:p>16.4638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RRT-<text:span text:style-name="T1">tour_2-</text:span>map_1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A_star-tour_2-map_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 of nodes expanded</text:p>
          </table:table-cell>
          <table:table-cell office:value-type="string" calcext:value-type="string">
            <text:p>execution/run time</text:p>
          </table:table-cell>
          <table:table-cell office:value-type="string" calcext:value-type="string">
            <text:p><text:s/>path length</text:p>
          </table:table-cell>
          <table:table-cell/>
          <table:table-cell office:value-type="string" calcext:value-type="string">
            <text:p>No of nodes expanded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path length</text:p>
          </table:table-cell>
        </table:table-row>
        <table:table-row table:style-name="ro1">
          <table:table-cell office:value-type="float" office:value="821115" calcext:value-type="float">
            <text:p>821115</text:p>
          </table:table-cell>
          <table:table-cell office:value-type="float" office:value="48.599" calcext:value-type="float">
            <text:p>48.599</text:p>
          </table:table-cell>
          <table:table-cell office:value-type="float" office:value="24.566437" calcext:value-type="float">
            <text:p>24.566437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1.668" calcext:value-type="float">
            <text:p>71.668</text:p>
          </table:table-cell>
          <table:table-cell office:value-type="float" office:value="0.001" calcext:value-type="float">
            <text:p>0.001</text:p>
          </table:table-cell>
          <table:table-cell office:value-type="float" office:value="15.611721" calcext:value-type="float">
            <text:p>15.611721</text:p>
          </table:table-cell>
        </table:table-row>
        <table:table-row table:style-name="ro1">
          <table:table-cell office:value-type="float" office:value="579016" calcext:value-type="float">
            <text:p>579016</text:p>
          </table:table-cell>
          <table:table-cell office:value-type="float" office:value="36.212" calcext:value-type="float">
            <text:p>36.212</text:p>
          </table:table-cell>
          <table:table-cell office:value-type="float" office:value="17.536194" calcext:value-type="float">
            <text:p>17.536194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8.335" calcext:value-type="float">
            <text:p>78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.985251" calcext:value-type="float">
            <text:p>15.985251</text:p>
          </table:table-cell>
        </table:table-row>
        <table:table-row table:style-name="ro1">
          <table:table-cell office:value-type="float" office:value="609683" calcext:value-type="float">
            <text:p>609683</text:p>
          </table:table-cell>
          <table:table-cell office:value-type="float" office:value="33.829" calcext:value-type="float">
            <text:p>33.829</text:p>
          </table:table-cell>
          <table:table-cell office:value-type="float" office:value="19.229685" calcext:value-type="float">
            <text:p>19.229685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5.001" calcext:value-type="float">
            <text:p>75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819571" calcext:value-type="float">
            <text:p>15.819571</text:p>
          </table:table-cell>
        </table:table-row>
        <table:table-row table:style-name="ro1">
          <table:table-cell office:value-type="float" office:value="499664" calcext:value-type="float">
            <text:p>499664</text:p>
          </table:table-cell>
          <table:table-cell office:value-type="float" office:value="30.787" calcext:value-type="float">
            <text:p>30.787</text:p>
          </table:table-cell>
          <table:table-cell office:value-type="float" office:value="16.580406" calcext:value-type="float">
            <text:p>16.580406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6.667" calcext:value-type="float">
            <text:p>76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15.91884" calcext:value-type="float">
            <text:p>15.91884</text:p>
          </table:table-cell>
        </table:table-row>
        <table:table-row table:style-name="ro1">
          <table:table-cell office:value-type="float" office:value="592127" calcext:value-type="float">
            <text:p>592127</text:p>
          </table:table-cell>
          <table:table-cell office:value-type="float" office:value="35.325" calcext:value-type="float">
            <text:p>35.325</text:p>
          </table:table-cell>
          <table:table-cell office:value-type="float" office:value="19.579797" calcext:value-type="float">
            <text:p>19.579797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6.668" calcext:value-type="float">
            <text:p>86.668</text:p>
          </table:table-cell>
          <table:table-cell office:value-type="float" office:value="0.006" calcext:value-type="float">
            <text:p>0.006</text:p>
          </table:table-cell>
          <table:table-cell office:value-type="float" office:value="16.934094" calcext:value-type="float">
            <text:p>16.934094</text:p>
          </table:table-cell>
        </table:table-row>
        <table:table-row table:style-name="ro1">
          <table:table-cell office:value-type="float" office:value="634454" calcext:value-type="float">
            <text:p>634454</text:p>
          </table:table-cell>
          <table:table-cell office:value-type="float" office:value="37.327" calcext:value-type="float">
            <text:p>37.327</text:p>
          </table:table-cell>
          <table:table-cell office:value-type="float" office:value="20.917302" calcext:value-type="float">
            <text:p>20.917302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3.336" calcext:value-type="float">
            <text:p>83.33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387378" calcext:value-type="float">
            <text:p>16.387378</text:p>
          </table:table-cell>
        </table:table-row>
        <table:table-row table:style-name="ro1">
          <table:table-cell office:value-type="float" office:value="977747" calcext:value-type="float">
            <text:p>977747</text:p>
          </table:table-cell>
          <table:table-cell office:value-type="float" office:value="54.528" calcext:value-type="float">
            <text:p>54.528</text:p>
          </table:table-cell>
          <table:table-cell office:value-type="float" office:value="24.924688" calcext:value-type="float">
            <text:p>24.924688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5.001" calcext:value-type="float">
            <text:p>85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16.050268" calcext:value-type="float">
            <text:p>16.050268</text:p>
          </table:table-cell>
        </table:table-row>
        <table:table-row table:style-name="ro1">
          <table:table-cell office:value-type="float" office:value="1195684" calcext:value-type="float">
            <text:p>1195684</text:p>
          </table:table-cell>
          <table:table-cell office:value-type="float" office:value="62.471" calcext:value-type="float">
            <text:p>62.471</text:p>
          </table:table-cell>
          <table:table-cell office:value-type="float" office:value="25.622211" calcext:value-type="float">
            <text:p>25.622211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0" calcext:value-type="float">
            <text:p>80</text:p>
          </table:table-cell>
          <table:table-cell office:value-type="float" office:value="0.004" calcext:value-type="float">
            <text:p>0.004</text:p>
          </table:table-cell>
          <table:table-cell office:value-type="float" office:value="16.48771" calcext:value-type="float">
            <text:p>16.48771</text:p>
          </table:table-cell>
        </table:table-row>
        <table:table-row table:style-name="ro1">
          <table:table-cell office:value-type="float" office:value="862556" calcext:value-type="float">
            <text:p>862556</text:p>
          </table:table-cell>
          <table:table-cell office:value-type="float" office:value="45.318" calcext:value-type="float">
            <text:p>45.318</text:p>
          </table:table-cell>
          <table:table-cell office:value-type="float" office:value="27.150238" calcext:value-type="float">
            <text:p>27.150238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8.334" calcext:value-type="float">
            <text:p>78.334</text:p>
          </table:table-cell>
          <table:table-cell office:value-type="float" office:value="0" calcext:value-type="float">
            <text:p>0</text:p>
          </table:table-cell>
          <table:table-cell office:value-type="float" office:value="16.390386" calcext:value-type="float">
            <text:p>16.390386</text:p>
          </table:table-cell>
        </table:table-row>
        <table:table-row table:style-name="ro1">
          <table:table-cell office:value-type="float" office:value="954447" calcext:value-type="float">
            <text:p>954447</text:p>
          </table:table-cell>
          <table:table-cell office:value-type="float" office:value="55.76" calcext:value-type="float">
            <text:p>55.76</text:p>
          </table:table-cell>
          <table:table-cell office:value-type="float" office:value="23.908311" calcext:value-type="float">
            <text:p>23.908311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1.667" calcext:value-type="float">
            <text:p>81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16.610089" calcext:value-type="float">
            <text:p>16.610089</text:p>
          </table:table-cell>
        </table:table-row>
        <table:table-row table:style-name="ro1">
          <table:table-cell office:value-type="float" office:value="513828" calcext:value-type="float">
            <text:p>513828</text:p>
          </table:table-cell>
          <table:table-cell office:value-type="float" office:value="31.162" calcext:value-type="float">
            <text:p>31.162</text:p>
          </table:table-cell>
          <table:table-cell office:value-type="float" office:value="16.339087" calcext:value-type="float">
            <text:p>16.339087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6.668" calcext:value-type="float">
            <text:p>76.668</text:p>
          </table:table-cell>
          <table:table-cell office:value-type="float" office:value="0.006" calcext:value-type="float">
            <text:p>0.006</text:p>
          </table:table-cell>
          <table:table-cell office:value-type="float" office:value="15.719584" calcext:value-type="float">
            <text:p>15.719584</text:p>
          </table:table-cell>
        </table:table-row>
        <table:table-row table:style-name="ro1">
          <table:table-cell office:value-type="float" office:value="988453" calcext:value-type="float">
            <text:p>988453</text:p>
          </table:table-cell>
          <table:table-cell office:value-type="float" office:value="57.308" calcext:value-type="float">
            <text:p>57.308</text:p>
          </table:table-cell>
          <table:table-cell office:value-type="float" office:value="23.796901" calcext:value-type="float">
            <text:p>23.796901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1.667" calcext:value-type="float">
            <text:p>71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63888" calcext:value-type="float">
            <text:p>15.363888</text:p>
          </table:table-cell>
        </table:table-row>
        <table:table-row table:style-name="ro1">
          <table:table-cell office:value-type="float" office:value="869843" calcext:value-type="float">
            <text:p>869843</text:p>
          </table:table-cell>
          <table:table-cell office:value-type="float" office:value="43.127" calcext:value-type="float">
            <text:p>43.127</text:p>
          </table:table-cell>
          <table:table-cell office:value-type="float" office:value="26.234713" calcext:value-type="float">
            <text:p>26.234713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3.335" calcext:value-type="float">
            <text:p>73.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5.381112" calcext:value-type="float">
            <text:p>15.381112</text:p>
          </table:table-cell>
        </table:table-row>
        <table:table-row table:style-name="ro1">
          <table:table-cell office:value-type="float" office:value="545118" calcext:value-type="float">
            <text:p>545118</text:p>
          </table:table-cell>
          <table:table-cell office:value-type="float" office:value="32.349" calcext:value-type="float">
            <text:p>32.349</text:p>
          </table:table-cell>
          <table:table-cell office:value-type="float" office:value="18.236314" calcext:value-type="float">
            <text:p>18.236314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1.669" calcext:value-type="float">
            <text:p>81.669</text:p>
          </table:table-cell>
          <table:table-cell office:value-type="float" office:value="0.005" calcext:value-type="float">
            <text:p>0.005</text:p>
          </table:table-cell>
          <table:table-cell office:value-type="float" office:value="16.70304" calcext:value-type="float">
            <text:p>16.70304</text:p>
          </table:table-cell>
        </table:table-row>
        <table:table-row table:style-name="ro1">
          <table:table-cell office:value-type="float" office:value="470874" calcext:value-type="float">
            <text:p>470874</text:p>
          </table:table-cell>
          <table:table-cell office:value-type="float" office:value="32.732" calcext:value-type="float">
            <text:p>32.732</text:p>
          </table:table-cell>
          <table:table-cell office:value-type="float" office:value="18.124123" calcext:value-type="float">
            <text:p>18.124123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string" calcext:value-type="string">
            <text:p>80.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16.649952" calcext:value-type="float">
            <text:p>16.649952</text:p>
          </table:table-cell>
        </table:table-row>
        <table:table-row table:style-name="ro1">
          <table:table-cell office:value-type="float" office:value="573538" calcext:value-type="float">
            <text:p>573538</text:p>
          </table:table-cell>
          <table:table-cell office:value-type="float" office:value="33.598" calcext:value-type="float">
            <text:p>33.598</text:p>
          </table:table-cell>
          <table:table-cell office:value-type="float" office:value="18.747447" calcext:value-type="float">
            <text:p>18.747447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5.001" calcext:value-type="float">
            <text:p>75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5.607426" calcext:value-type="float">
            <text:p>15.607426</text:p>
          </table:table-cell>
        </table:table-row>
        <table:table-row table:style-name="ro1">
          <table:table-cell office:value-type="float" office:value="761976" calcext:value-type="float">
            <text:p>761976</text:p>
          </table:table-cell>
          <table:table-cell office:value-type="float" office:value="41.296" calcext:value-type="float">
            <text:p>41.296</text:p>
          </table:table-cell>
          <table:table-cell office:value-type="float" office:value="20.878208" calcext:value-type="float">
            <text:p>20.878208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3.334" calcext:value-type="float">
            <text:p>83.334</text:p>
          </table:table-cell>
          <table:table-cell office:value-type="float" office:value="0.004" calcext:value-type="float">
            <text:p>0.004</text:p>
          </table:table-cell>
          <table:table-cell office:value-type="float" office:value="15.894047" calcext:value-type="float">
            <text:p>15.894047</text:p>
          </table:table-cell>
        </table:table-row>
        <table:table-row table:style-name="ro1">
          <table:table-cell office:value-type="float" office:value="683682" calcext:value-type="float">
            <text:p>683682</text:p>
          </table:table-cell>
          <table:table-cell office:value-type="float" office:value="43.58" calcext:value-type="float">
            <text:p>43.58</text:p>
          </table:table-cell>
          <table:table-cell office:value-type="float" office:value="19.166482" calcext:value-type="float">
            <text:p>19.166482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83.335" calcext:value-type="float">
            <text:p>83.335</text:p>
          </table:table-cell>
          <table:table-cell office:value-type="float" office:value="0.004" calcext:value-type="float">
            <text:p>0.004</text:p>
          </table:table-cell>
          <table:table-cell office:value-type="float" office:value="15.980662" calcext:value-type="float">
            <text:p>15.980662</text:p>
          </table:table-cell>
        </table:table-row>
        <table:table-row table:style-name="ro1">
          <table:table-cell office:value-type="float" office:value="732504" calcext:value-type="float">
            <text:p>732504</text:p>
          </table:table-cell>
          <table:table-cell office:value-type="float" office:value="40.496" calcext:value-type="float">
            <text:p>40.496</text:p>
          </table:table-cell>
          <table:table-cell office:value-type="float" office:value="21.344494" calcext:value-type="float">
            <text:p>21.344494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71.667" calcext:value-type="float">
            <text:p>71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15.414142" calcext:value-type="float">
            <text:p>15.414142</text:p>
          </table:table-cell>
        </table:table-row>
        <table:table-row table:style-name="ro1">
          <table:table-cell office:value-type="float" office:value="594171" calcext:value-type="float">
            <text:p>594171</text:p>
          </table:table-cell>
          <table:table-cell office:value-type="float" office:value="38.085" calcext:value-type="float">
            <text:p>38.085</text:p>
          </table:table-cell>
          <table:table-cell office:value-type="float" office:value="17.765077" calcext:value-type="float">
            <text:p>17.765077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90.001" calcext:value-type="float">
            <text:p>9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6.788173" calcext:value-type="float">
            <text:p>16.788173</text:p>
          </table:table-cell>
        </table:table-row>
        <table:table-row table:style-name="ro1">
          <table:table-cell office:value-type="float" office:value="483439" calcext:value-type="float">
            <text:p>483439</text:p>
          </table:table-cell>
          <table:table-cell office:value-type="float" office:value="29.129" calcext:value-type="float">
            <text:p>29.129</text:p>
          </table:table-cell>
          <table:table-cell office:value-type="float" office:value="16.139044" calcext:value-type="float">
            <text:p>16.139044</text:p>
          </table:table-cell>
          <table:table-cell/>
          <table:table-cell office:value-type="float" office:value="22868" calcext:value-type="float">
            <text:p>22868</text:p>
          </table:table-cell>
          <table:table-cell office:value-type="float" office:value="93.334" calcext:value-type="float">
            <text:p>93.334</text:p>
          </table:table-cell>
          <table:table-cell office:value-type="float" office:value="0.004" calcext:value-type="float">
            <text:p>0.004</text:p>
          </table:table-cell>
          <table:table-cell office:value-type="float" office:value="17.403505" calcext:value-type="float">
            <text:p>17.403505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average</text:p>
          </table:table-cell>
          <table:covered-table-cell table:number-columns-repeated="3"/>
        </table:table-row>
        <table:table-row table:style-name="ro1">
          <table:table-cell table:formula="of:=AVERAGE([.A28:.A48])" office:value-type="float" office:value="711615.190476191" calcext:value-type="float">
            <text:p>711615.190476191</text:p>
          </table:table-cell>
          <table:table-cell table:formula="of:=AVERAGE([.B28:.B48])" office:value-type="float" office:value="41.0960952380952" calcext:value-type="float">
            <text:p>41.0960952381</text:p>
          </table:table-cell>
          <table:table-cell table:formula="of:=AVERAGE([.C28:.C48])" office:value-type="float" office:value="20.7993885238095" calcext:value-type="float">
            <text:p>20.7993885238</text:p>
          </table:table-cell>
          <table:table-cell/>
          <table:table-cell table:formula="of:=AVERAGE([.E28:.E48])" office:value-type="float" office:value="22868" calcext:value-type="float">
            <text:p>22868</text:p>
          </table:table-cell>
          <table:table-cell table:formula="of:=AVERAGE([.F28:.F48])" office:value-type="float" office:value="79.8344" calcext:value-type="float">
            <text:p>79.8344</text:p>
          </table:table-cell>
          <table:table-cell table:formula="of:=AVERAGE([.G28:.G48])" office:value-type="float" office:value="0.004" calcext:value-type="float">
            <text:p>0.004</text:p>
          </table:table-cell>
          <table:table-cell table:formula="of:=AVERAGE([.H28:.H48])" office:value-type="float" office:value="16.147659" calcext:value-type="float">
            <text:p>16.1476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RRT-tour_1-map_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_star-tour_1-map_2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No of nodes expanded</text:p>
          </table:table-cell>
          <table:table-cell office:value-type="string" calcext:value-type="string">
            <text:p>execution/run time</text:p>
          </table:table-cell>
          <table:table-cell table:style-name="ce2" office:value-type="string" calcext:value-type="string">
            <text:p>path length</text:p>
          </table:table-cell>
          <table:table-cell/>
          <table:table-cell table:style-name="ce1" office:value-type="string" calcext:value-type="string">
            <text:p>No of nodes expanded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path length</text:p>
          </table:table-cell>
        </table:table-row>
        <table:table-row table:style-name="ro1">
          <table:table-cell office:value-type="float" office:value="599913" calcext:value-type="float">
            <text:p>599913</text:p>
          </table:table-cell>
          <table:table-cell office:value-type="float" office:value="31.298" calcext:value-type="float">
            <text:p>31.298</text:p>
          </table:table-cell>
          <table:table-cell office:value-type="float" office:value="65.085939" calcext:value-type="float">
            <text:p>65.085939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21.668" calcext:value-type="float">
            <text:p>121.668</text:p>
          </table:table-cell>
          <table:table-cell office:value-type="float" office:value="0.002" calcext:value-type="float">
            <text:p>0.002</text:p>
          </table:table-cell>
          <table:table-cell office:value-type="float" office:value="65.361394" calcext:value-type="float">
            <text:p>65.361394</text:p>
          </table:table-cell>
        </table:table-row>
        <table:table-row table:style-name="ro1">
          <table:table-cell office:value-type="float" office:value="591540" calcext:value-type="float">
            <text:p>591540</text:p>
          </table:table-cell>
          <table:table-cell office:value-type="float" office:value="31.509" calcext:value-type="float">
            <text:p>31.509</text:p>
          </table:table-cell>
          <table:table-cell office:value-type="float" office:value="64.856605" calcext:value-type="float">
            <text:p>64.85660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0.002" calcext:value-type="float">
            <text:p>0.002</text:p>
          </table:table-cell>
          <table:table-cell office:value-type="float" office:value="66.133275" calcext:value-type="float">
            <text:p>66.133275</text:p>
          </table:table-cell>
        </table:table-row>
        <table:table-row table:style-name="ro1">
          <table:table-cell office:value-type="float" office:value="539561" calcext:value-type="float">
            <text:p>539561</text:p>
          </table:table-cell>
          <table:table-cell office:value-type="float" office:value="30.393" calcext:value-type="float">
            <text:p>30.393</text:p>
          </table:table-cell>
          <table:table-cell office:value-type="float" office:value="64.700597" calcext:value-type="float">
            <text:p>64.700597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21.669" calcext:value-type="float">
            <text:p>121.669</text:p>
          </table:table-cell>
          <table:table-cell office:value-type="float" office:value="0.002" calcext:value-type="float">
            <text:p>0.002</text:p>
          </table:table-cell>
          <table:table-cell office:value-type="float" office:value="65.422437" calcext:value-type="float">
            <text:p>65.422437</text:p>
          </table:table-cell>
        </table:table-row>
        <table:table-row table:style-name="ro1">
          <table:table-cell office:value-type="float" office:value="882956" calcext:value-type="float">
            <text:p>882956</text:p>
          </table:table-cell>
          <table:table-cell office:value-type="float" office:value="72.006" calcext:value-type="float">
            <text:p>72.006</text:p>
          </table:table-cell>
          <table:table-cell office:value-type="float" office:value="66.063246" calcext:value-type="float">
            <text:p>66.063246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5.120704" calcext:value-type="float">
            <text:p>65.120704</text:p>
          </table:table-cell>
        </table:table-row>
        <table:table-row table:style-name="ro1">
          <table:table-cell office:value-type="float" office:value="580388" calcext:value-type="float">
            <text:p>580388</text:p>
          </table:table-cell>
          <table:table-cell office:value-type="float" office:value="30.464" calcext:value-type="float">
            <text:p>30.464</text:p>
          </table:table-cell>
          <table:table-cell office:value-type="float" office:value="64.798139" calcext:value-type="float">
            <text:p>64.798139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95" calcext:value-type="float">
            <text:p>95</text:p>
          </table:table-cell>
          <table:table-cell office:value-type="float" office:value="0.003" calcext:value-type="float">
            <text:p>0.003</text:p>
          </table:table-cell>
          <table:table-cell office:value-type="float" office:value="64.117498" calcext:value-type="float">
            <text:p>64.117498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average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average</text:p>
          </table:table-cell>
          <table:covered-table-cell table:number-columns-repeated="3"/>
        </table:table-row>
        <table:table-row table:style-name="ro1">
          <table:table-cell table:formula="of:=AVERAGE([.A54:.A58])" office:value-type="float" office:value="638871.6" calcext:value-type="float">
            <text:p>638871.6</text:p>
          </table:table-cell>
          <table:table-cell table:formula="of:=AVERAGE([.B54:.B58])" office:value-type="float" office:value="39.134" calcext:value-type="float">
            <text:p>39.134</text:p>
          </table:table-cell>
          <table:table-cell table:formula="of:=AVERAGE([.C54:.C58])" office:value-type="float" office:value="65.1009052" calcext:value-type="float">
            <text:p>65.1009052</text:p>
          </table:table-cell>
          <table:table-cell/>
          <table:table-cell table:formula="of:=AVERAGE([.E54:.E58])" office:value-type="float" office:value="565" calcext:value-type="float">
            <text:p>565</text:p>
          </table:table-cell>
          <table:table-cell table:formula="of:=AVERAGE([.F54:.F58])" office:value-type="float" office:value="117.0008" calcext:value-type="float">
            <text:p>117.0008</text:p>
          </table:table-cell>
          <table:table-cell table:formula="of:=AVERAGE([.G54:.G58])" office:value-type="float" office:value="0.0018" calcext:value-type="float">
            <text:p>0.0018</text:p>
          </table:table-cell>
          <table:table-cell table:formula="of:=AVERAGE([.H54:.H58])" office:value-type="float" office:value="65.2310616" calcext:value-type="float">
            <text:p>65.2310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4:54:39.157547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1:36:44.823660690</meta:creation-date>
    <dc:date>2017-01-09T15:24:41.913652555</dc:date>
    <meta:editing-duration>PT1H31M16S</meta:editing-duration>
    <meta:editing-cycles>9</meta:editing-cycles>
    <meta:generator>LibreOffice/5.1.4.2$Linux_X86_64 LibreOffice_project/10m0$Build-2</meta:generator>
    <meta:document-statistic meta:table-count="1" meta:cell-count="375" meta:object-count="0"/>
  </office:meta>
</office:document-meta>
</file>